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75ab24" draw:marker-start="" draw:marker-start-width="0.245cm" draw:marker-start-center="false" draw:marker-end="" draw:marker-end-width="0.245cm" draw:marker-end-center="false" draw:fill="none" draw:fill-color="#75ab24" draw:opacity="4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40%"/>
    </style:style>
    <style:style style:name="gr2" style:family="graphic" style:parent-style-name="standard">
      <style:graphic-properties draw:stroke="solid" svg:stroke-width="0.03cm" svg:stroke-color="#75ab24" draw:marker-start="" draw:marker-start-width="0.245cm" draw:marker-start-center="false" draw:marker-end="" draw:marker-end-width="0.245cm" draw:marker-end-center="false" draw:fill="solid" draw:fill-color="#ccffcc" draw:opacity="10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ff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svg:stroke-width="0.03cm" svg:stroke-color="#009bb5" draw:marker-start="" draw:marker-start-width="0.245cm" draw:marker-start-center="false" draw:marker-end="" draw:marker-end-width="0.245cm" draw:marker-end-center="false" draw:fill="solid" draw:fill-color="#cfe7f5" draw:opacity="10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draw:stroke-dash="Dashed_20__28_var_29__20_721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721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581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721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581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721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722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722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722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581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581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581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582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582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722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722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722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582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722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722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722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722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723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723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723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723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723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723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723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6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6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6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6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7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7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582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582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582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582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582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582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582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583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583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583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583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583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583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583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583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583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solid" draw:stroke-dash="Dashed_20__28_var_29__20_583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723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723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solid" draw:stroke-dash="Dashed_20__28_var_29__20_723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584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584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Dashed_20__28_var_29__20_584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584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584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solid" draw:stroke-dash="Dashed_20__28_var_29__20_584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584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solid" draw:stroke-dash="Dashed_20__28_var_29__20_584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solid" draw:stroke-dash="Dashed_20__28_var_29__20_584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solid" draw:stroke-dash="Dashed_20__28_var_29__20_584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>
      <style:graphic-properties draw:stroke="solid" draw:stroke-dash="Dashed_20__28_var_29__20_585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solid" draw:stroke-dash="Dashed_20__28_var_29__20_585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solid" draw:stroke-dash="Dashed_20__28_var_29__20_585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solid" draw:stroke-dash="Dashed_20__28_var_29__20_14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solid" draw:stroke-dash="Dashed_20__28_var_29__20_14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draw:stroke="solid" draw:stroke-dash="Dashed_20__28_var_29__20_14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solid" draw:stroke-dash="Dashed_20__28_var_29__20_14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solid" draw:stroke-dash="Dashed_20__28_var_29__20_14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585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solid" draw:stroke-dash="Dashed_20__28_var_29__20_585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solid" draw:stroke-dash="Dashed_20__28_var_29__20_585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>
      <style:graphic-properties draw:stroke="solid" draw:stroke-dash="Dashed_20__28_var_29__20_585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>
      <style:graphic-properties draw:stroke="solid" draw:stroke-dash="Dashed_20__28_var_29__20_585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>
      <style:graphic-properties draw:stroke="solid" draw:stroke-dash="Dashed_20__28_var_29__20_16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draw:stroke="solid" draw:stroke-dash="Dashed_20__28_var_29__20_16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solid" draw:stroke-dash="Dashed_20__28_var_29__20_16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solid" draw:stroke-dash="Dashed_20__28_var_29__20_16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16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solid" draw:stroke-dash="Dashed_20__28_var_29__20_17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solid" draw:stroke-dash="Dashed_20__28_var_29__20_17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solid" draw:stroke-dash="Dashed_20__28_var_29__20_17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solid" draw:stroke-dash="Dashed_20__28_var_29__20_17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draw:stroke="solid" draw:stroke-dash="Dashed_20__28_var_29__20_17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draw:stroke="solid" draw:stroke-dash="Dashed_20__28_var_29__20_18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draw:stroke="solid" draw:stroke-dash="Dashed_20__28_var_29__20_585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solid" draw:stroke-dash="Dashed_20__28_var_29__20_18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draw:stroke="solid" draw:stroke-dash="Dashed_20__28_var_29__20_585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draw:stroke="solid" draw:stroke-dash="Dashed_20__28_var_29__20_586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solid" draw:stroke-dash="Dashed_20__28_var_29__20_586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solid" draw:stroke-dash="Dashed_20__28_var_29__20_19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solid" draw:stroke-dash="Dashed_20__28_var_29__20_19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solid" draw:stroke-dash="Dashed_20__28_var_29__20_19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solid" draw:stroke-dash="Dashed_20__28_var_29__20_586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solid" draw:stroke-dash="Dashed_20__28_var_29__20_20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solid" draw:stroke-dash="Dashed_20__28_var_29__20_20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solid" draw:stroke-dash="Dashed_20__28_var_29__20_586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stroke="solid" draw:stroke-dash="Dashed_20__28_var_29__20_586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>
      <style:graphic-properties draw:stroke="solid" draw:stroke-dash="Dashed_20__28_var_29__20_20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>
      <style:graphic-properties draw:stroke="solid" draw:stroke-dash="Dashed_20__28_var_29__20_21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solid" draw:stroke-dash="Dashed_20__28_var_29__20_21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solid" draw:stroke-dash="Dashed_20__28_var_29__20_21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>
      <style:graphic-properties draw:stroke="solid" draw:stroke-dash="Dashed_20__28_var_29__20_724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>
      <style:graphic-properties draw:stroke="solid" draw:stroke-dash="Dashed_20__28_var_29__20_724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solid" draw:stroke-dash="Dashed_20__28_var_29__20_724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>
      <style:graphic-properties draw:stroke="solid" draw:stroke-dash="Dashed_20__28_var_29__20_724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>
      <style:graphic-properties draw:stroke="solid" draw:stroke-dash="Dashed_20__28_var_29__20_724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>
      <style:graphic-properties draw:stroke="solid" draw:stroke-dash="Dashed_20__28_var_29__20_724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solid" draw:stroke-dash="Dashed_20__28_var_29__20_724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solid" draw:stroke-dash="Dashed_20__28_var_29__20_724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>
      <style:graphic-properties draw:stroke="solid" draw:stroke-dash="Dashed_20__28_var_29__20_724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>
      <style:graphic-properties draw:stroke="solid" draw:stroke-dash="Dashed_20__28_var_29__20_724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>
      <style:graphic-properties draw:stroke="solid" draw:stroke-dash="Dashed_20__28_var_29__20_725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solid" draw:stroke-dash="Dashed_20__28_var_29__20_725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>
      <style:graphic-properties draw:stroke="solid" draw:stroke-dash="Dashed_20__28_var_29__20_725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solid" draw:stroke-dash="Dashed_20__28_var_29__20_725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solid" draw:stroke-dash="Dashed_20__28_var_29__20_725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draw:stroke="solid" draw:stroke-dash="Dashed_20__28_var_29__20_725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>
      <style:graphic-properties draw:stroke="solid" draw:stroke-dash="Dashed_20__28_var_29__20_725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725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solid" draw:stroke-dash="Dashed_20__28_var_29__20_725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>
      <style:graphic-properties draw:stroke="solid" draw:stroke-dash="Dashed_20__28_var_29__20_725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>
      <style:graphic-properties draw:stroke="solid" draw:stroke-dash="Dashed_20__28_var_29__20_726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>
      <style:graphic-properties draw:stroke="solid" draw:stroke-dash="Dashed_20__28_var_29__20_726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>
      <style:graphic-properties draw:stroke="solid" draw:stroke-dash="Dashed_20__28_var_29__20_726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>
      <style:graphic-properties draw:stroke="solid" draw:stroke-dash="Dashed_20__28_var_29__20_726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solid" draw:stroke-dash="Dashed_20__28_var_29__20_726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>
      <style:graphic-properties draw:stroke="solid" draw:stroke-dash="Dashed_20__28_var_29__20_726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>
      <style:graphic-properties draw:stroke="solid" draw:stroke-dash="Dashed_20__28_var_29__20_726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>
      <style:graphic-properties draw:stroke="solid" draw:stroke-dash="Dashed_20__28_var_29__20_726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>
      <style:graphic-properties draw:stroke="solid" draw:stroke-dash="Dashed_20__28_var_29__20_726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>
      <style:graphic-properties draw:stroke="solid" draw:stroke-dash="Dashed_20__28_var_29__20_586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>
      <style:graphic-properties draw:stroke="solid" draw:stroke-dash="Dashed_20__28_var_29__20_726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>
      <style:graphic-properties draw:stroke="solid" draw:stroke-dash="Dashed_20__28_var_29__20_727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>
      <style:graphic-properties draw:stroke="solid" draw:stroke-dash="Dashed_20__28_var_29__20_727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>
      <style:graphic-properties draw:stroke="solid" draw:stroke-dash="Dashed_20__28_var_29__20_727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>
      <style:graphic-properties draw:stroke="solid" draw:stroke-dash="Dashed_20__28_var_29__20_28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>
      <style:graphic-properties draw:stroke="solid" draw:stroke-dash="Dashed_20__28_var_29__20_28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>
      <style:graphic-properties draw:stroke="solid" draw:stroke-dash="Dashed_20__28_var_29__20_28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532cm" fo:min-width="0.359cm" fo:padding-top="0cm" fo:padding-bottom="0cm" fo:padding-left="0cm" fo:padding-right="0cm" draw:shadow="hidden" draw:shadow-offset-x="0.3cm" draw:shadow-offset-y="0.3cm" draw:shadow-color="#808080"/>
    </style:style>
    <style:style style:name="gr149" style:family="graphic" style:parent-style-name="standard">
      <style:graphic-properties draw:stroke="solid" svg:stroke-width="0.041cm" svg:stroke-color="#ad4296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150" style:family="graphic" style:parent-style-name="standard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1" style:family="graphic" style:parent-style-name="standard">
      <style:graphic-properties draw:stroke="solid" svg:stroke-width="0.041cm" svg:stroke-color="#75ab24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152" style:family="graphic" style:parent-style-name="standard">
      <style:graphic-properties draw:stroke="solid" svg:stroke-width="0.041cm" svg:stroke-color="#009bb5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153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532cm" fo:min-width="0.357cm" fo:padding-top="0cm" fo:padding-bottom="0cm" fo:padding-left="0cm" fo:padding-right="0cm" draw:shadow="hidden" draw:shadow-offset-x="0.3cm" draw:shadow-offset-y="0.3cm" draw:shadow-color="#808080"/>
    </style:style>
    <style:style style:name="gr154" style:family="graphic" style:parent-style-name="standard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75ab24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75ab24" draw:opacity="4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cffc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cfe7f5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0.251cm" svg:height="10.245cm" draw:transform="rotate (-3.14159265358979) translate (14.407cm 16.753cm)" draw:kind="section" draw:start-angle="90.03" draw:end-angle="134.96">
          <text:p/>
        </draw:ellipse>
        <draw:ellipse draw:style-name="gr2" draw:text-style-name="P2" draw:layer="layout" svg:width="10.251cm" svg:height="10.245cm" svg:x="4.157cm" svg:y="11.634cm" draw:kind="section" draw:start-angle="45.03" draw:end-angle="89.95">
          <text:p/>
        </draw:ellipse>
        <draw:ellipse draw:style-name="gr3" draw:text-style-name="P3" draw:layer="layout" svg:width="5.123cm" svg:height="5.121cm" svg:x="6.72cm" svg:y="11.634cm" draw:kind="section" draw:start-angle="89.95" draw:end-angle="270.05">
          <text:p/>
        </draw:ellipse>
        <draw:ellipse draw:style-name="gr4" draw:text-style-name="P4" draw:layer="layout" svg:width="2.975cm" svg:height="2.985cm" svg:x="10.357cm" svg:y="12.699cm" draw:kind="section" draw:start-angle="314.12" draw:end-angle="45.17">
          <text:p/>
        </draw:ellipse>
        <draw:g>
          <draw:circle draw:style-name="gr5" draw:text-style-name="P5" draw:layer="layout" svg:width="0.064cm" svg:height="0.064cm" svg:x="6.046cm" svg:y="10.958cm">
            <text:p/>
          </draw:circle>
          <draw:ellipse draw:style-name="gr6" draw:text-style-name="P5" draw:layer="layout" svg:width="0.064cm" svg:height="0.07cm" svg:x="6.046cm" svg:y="11.597cm">
            <text:p/>
          </draw:ellipse>
          <draw:ellipse draw:style-name="gr7" draw:text-style-name="P5" draw:layer="layout" svg:width="0.064cm" svg:height="0.066cm" svg:x="6.046cm" svg:y="12.241cm">
            <text:p/>
          </draw:ellipse>
          <draw:ellipse draw:style-name="gr8" draw:text-style-name="P5" draw:layer="layout" svg:width="0.064cm" svg:height="0.068cm" svg:x="6.046cm" svg:y="12.883cm">
            <text:p/>
          </draw:ellipse>
          <draw:circle draw:style-name="gr9" draw:text-style-name="P5" draw:layer="layout" svg:width="0.064cm" svg:height="0.064cm" svg:x="6.046cm" svg:y="13.519cm">
            <text:p/>
          </draw:circle>
          <draw:ellipse draw:style-name="gr10" draw:text-style-name="P5" draw:layer="layout" svg:width="0.064cm" svg:height="0.07cm" svg:x="6.046cm" svg:y="14.16cm">
            <text:p/>
          </draw:ellipse>
          <draw:ellipse draw:style-name="gr11" draw:text-style-name="P5" draw:layer="layout" svg:width="0.064cm" svg:height="0.068cm" svg:x="6.046cm" svg:y="14.802cm">
            <text:p/>
          </draw:ellipse>
          <draw:ellipse draw:style-name="gr12" draw:text-style-name="P5" draw:layer="layout" svg:width="0.064cm" svg:height="0.07cm" svg:x="6.046cm" svg:y="15.44cm">
            <text:p/>
          </draw:ellipse>
          <draw:ellipse draw:style-name="gr13" draw:text-style-name="P5" draw:layer="layout" svg:width="0.064cm" svg:height="0.068cm" svg:x="6.046cm" svg:y="16.081cm">
            <text:p/>
          </draw:ellipse>
          <draw:ellipse draw:style-name="gr14" draw:text-style-name="P5" draw:layer="layout" svg:width="0.064cm" svg:height="0.071cm" svg:x="6.046cm" svg:y="16.723cm">
            <text:p/>
          </draw:ellipse>
          <draw:ellipse draw:style-name="gr15" draw:text-style-name="P5" draw:layer="layout" svg:width="0.064cm" svg:height="0.068cm" svg:x="6.046cm" svg:y="17.365cm">
            <text:p/>
          </draw:ellipse>
          <draw:ellipse draw:style-name="gr16" draw:text-style-name="P5" draw:layer="layout" svg:width="0.066cm" svg:height="0.064cm" svg:x="6.686cm" svg:y="10.958cm">
            <text:p/>
          </draw:ellipse>
          <draw:ellipse draw:style-name="gr17" draw:text-style-name="P5" draw:layer="layout" svg:width="0.066cm" svg:height="0.07cm" svg:x="6.686cm" svg:y="11.597cm">
            <text:p/>
          </draw:ellipse>
          <draw:circle draw:style-name="gr18" draw:text-style-name="P5" draw:layer="layout" svg:width="0.066cm" svg:height="0.066cm" svg:x="6.686cm" svg:y="12.241cm">
            <text:p/>
          </draw:circle>
          <draw:ellipse draw:style-name="gr19" draw:text-style-name="P5" draw:layer="layout" svg:width="0.066cm" svg:height="0.068cm" svg:x="6.686cm" svg:y="12.883cm">
            <text:p/>
          </draw:ellipse>
          <draw:ellipse draw:style-name="gr20" draw:text-style-name="P5" draw:layer="layout" svg:width="0.066cm" svg:height="0.064cm" svg:x="6.686cm" svg:y="13.519cm">
            <text:p/>
          </draw:ellipse>
          <draw:ellipse draw:style-name="gr21" draw:text-style-name="P5" draw:layer="layout" svg:width="0.066cm" svg:height="0.07cm" svg:x="6.686cm" svg:y="14.16cm">
            <text:p/>
          </draw:ellipse>
          <draw:ellipse draw:style-name="gr22" draw:text-style-name="P5" draw:layer="layout" svg:width="0.066cm" svg:height="0.068cm" svg:x="6.686cm" svg:y="14.802cm">
            <text:p/>
          </draw:ellipse>
          <draw:ellipse draw:style-name="gr23" draw:text-style-name="P5" draw:layer="layout" svg:width="0.066cm" svg:height="0.07cm" svg:x="6.686cm" svg:y="15.44cm">
            <text:p/>
          </draw:ellipse>
          <draw:ellipse draw:style-name="gr24" draw:text-style-name="P5" draw:layer="layout" svg:width="0.066cm" svg:height="0.068cm" svg:x="6.686cm" svg:y="16.081cm">
            <text:p/>
          </draw:ellipse>
          <draw:ellipse draw:style-name="gr25" draw:text-style-name="P5" draw:layer="layout" svg:width="0.066cm" svg:height="0.071cm" svg:x="6.686cm" svg:y="16.723cm">
            <text:p/>
          </draw:ellipse>
          <draw:ellipse draw:style-name="gr26" draw:text-style-name="P5" draw:layer="layout" svg:width="0.066cm" svg:height="0.068cm" svg:x="6.686cm" svg:y="17.365cm">
            <text:p/>
          </draw:ellipse>
          <draw:ellipse draw:style-name="gr27" draw:text-style-name="P5" draw:layer="layout" svg:width="0.066cm" svg:height="0.064cm" svg:x="7.327cm" svg:y="10.958cm">
            <text:p/>
          </draw:ellipse>
          <draw:ellipse draw:style-name="gr28" draw:text-style-name="P5" draw:layer="layout" svg:width="0.066cm" svg:height="0.07cm" svg:x="7.327cm" svg:y="11.597cm">
            <text:p/>
          </draw:ellipse>
          <draw:circle draw:style-name="gr29" draw:text-style-name="P5" draw:layer="layout" svg:width="0.066cm" svg:height="0.066cm" svg:x="7.327cm" svg:y="12.241cm">
            <text:p/>
          </draw:circle>
          <draw:ellipse draw:style-name="gr30" draw:text-style-name="P5" draw:layer="layout" svg:width="0.066cm" svg:height="0.068cm" svg:x="7.327cm" svg:y="12.883cm">
            <text:p/>
          </draw:ellipse>
          <draw:ellipse draw:style-name="gr31" draw:text-style-name="P5" draw:layer="layout" svg:width="0.066cm" svg:height="0.064cm" svg:x="7.327cm" svg:y="13.519cm">
            <text:p/>
          </draw:ellipse>
          <draw:ellipse draw:style-name="gr32" draw:text-style-name="P5" draw:layer="layout" svg:width="0.066cm" svg:height="0.07cm" svg:x="7.327cm" svg:y="14.16cm">
            <text:p/>
          </draw:ellipse>
          <draw:ellipse draw:style-name="gr33" draw:text-style-name="P5" draw:layer="layout" svg:width="0.066cm" svg:height="0.068cm" svg:x="7.327cm" svg:y="14.802cm">
            <text:p/>
          </draw:ellipse>
          <draw:ellipse draw:style-name="gr34" draw:text-style-name="P5" draw:layer="layout" svg:width="0.066cm" svg:height="0.07cm" svg:x="7.327cm" svg:y="15.44cm">
            <text:p/>
          </draw:ellipse>
          <draw:ellipse draw:style-name="gr35" draw:text-style-name="P5" draw:layer="layout" svg:width="0.066cm" svg:height="0.068cm" svg:x="7.327cm" svg:y="16.081cm">
            <text:p/>
          </draw:ellipse>
          <draw:ellipse draw:style-name="gr36" draw:text-style-name="P5" draw:layer="layout" svg:width="0.066cm" svg:height="0.071cm" svg:x="7.327cm" svg:y="16.723cm">
            <text:p/>
          </draw:ellipse>
          <draw:ellipse draw:style-name="gr37" draw:text-style-name="P5" draw:layer="layout" svg:width="0.066cm" svg:height="0.068cm" svg:x="7.327cm" svg:y="17.365cm">
            <text:p/>
          </draw:ellipse>
          <draw:ellipse draw:style-name="gr38" draw:text-style-name="P5" draw:layer="layout" svg:width="0.066cm" svg:height="0.064cm" svg:x="7.967cm" svg:y="10.958cm">
            <text:p/>
          </draw:ellipse>
          <draw:ellipse draw:style-name="gr39" draw:text-style-name="P5" draw:layer="layout" svg:width="0.066cm" svg:height="0.07cm" svg:x="7.967cm" svg:y="11.597cm">
            <text:p/>
          </draw:ellipse>
          <draw:circle draw:style-name="gr40" draw:text-style-name="P5" draw:layer="layout" svg:width="0.066cm" svg:height="0.066cm" svg:x="7.967cm" svg:y="12.241cm">
            <text:p/>
          </draw:circle>
          <draw:ellipse draw:style-name="gr41" draw:text-style-name="P5" draw:layer="layout" svg:width="0.066cm" svg:height="0.068cm" svg:x="7.967cm" svg:y="12.883cm">
            <text:p/>
          </draw:ellipse>
          <draw:ellipse draw:style-name="gr42" draw:text-style-name="P5" draw:layer="layout" svg:width="0.066cm" svg:height="0.064cm" svg:x="7.967cm" svg:y="13.519cm">
            <text:p/>
          </draw:ellipse>
          <draw:ellipse draw:style-name="gr43" draw:text-style-name="P5" draw:layer="layout" svg:width="0.066cm" svg:height="0.07cm" svg:x="7.967cm" svg:y="14.16cm">
            <text:p/>
          </draw:ellipse>
          <draw:ellipse draw:style-name="gr44" draw:text-style-name="P5" draw:layer="layout" svg:width="0.066cm" svg:height="0.068cm" svg:x="7.967cm" svg:y="14.802cm">
            <text:p/>
          </draw:ellipse>
          <draw:ellipse draw:style-name="gr45" draw:text-style-name="P5" draw:layer="layout" svg:width="0.066cm" svg:height="0.07cm" svg:x="7.967cm" svg:y="15.44cm">
            <text:p/>
          </draw:ellipse>
          <draw:ellipse draw:style-name="gr46" draw:text-style-name="P5" draw:layer="layout" svg:width="0.066cm" svg:height="0.068cm" svg:x="7.967cm" svg:y="16.081cm">
            <text:p/>
          </draw:ellipse>
          <draw:ellipse draw:style-name="gr47" draw:text-style-name="P5" draw:layer="layout" svg:width="0.066cm" svg:height="0.071cm" svg:x="7.967cm" svg:y="16.723cm">
            <text:p/>
          </draw:ellipse>
          <draw:ellipse draw:style-name="gr48" draw:text-style-name="P5" draw:layer="layout" svg:width="0.066cm" svg:height="0.068cm" svg:x="7.967cm" svg:y="17.365cm">
            <text:p/>
          </draw:ellipse>
          <draw:circle draw:style-name="gr49" draw:text-style-name="P5" draw:layer="layout" svg:width="0.064cm" svg:height="0.064cm" svg:x="8.609cm" svg:y="10.958cm">
            <text:p/>
          </draw:circle>
          <draw:ellipse draw:style-name="gr50" draw:text-style-name="P5" draw:layer="layout" svg:width="0.064cm" svg:height="0.07cm" svg:x="8.609cm" svg:y="11.597cm">
            <text:p/>
          </draw:ellipse>
          <draw:ellipse draw:style-name="gr51" draw:text-style-name="P5" draw:layer="layout" svg:width="0.064cm" svg:height="0.066cm" svg:x="8.609cm" svg:y="12.241cm">
            <text:p/>
          </draw:ellipse>
          <draw:ellipse draw:style-name="gr52" draw:text-style-name="P5" draw:layer="layout" svg:width="0.064cm" svg:height="0.068cm" svg:x="8.609cm" svg:y="12.883cm">
            <text:p/>
          </draw:ellipse>
          <draw:circle draw:style-name="gr53" draw:text-style-name="P5" draw:layer="layout" svg:width="0.064cm" svg:height="0.064cm" svg:x="8.609cm" svg:y="13.519cm">
            <text:p/>
          </draw:circle>
          <draw:ellipse draw:style-name="gr54" draw:text-style-name="P5" draw:layer="layout" svg:width="0.064cm" svg:height="0.07cm" svg:x="8.609cm" svg:y="14.16cm">
            <text:p/>
          </draw:ellipse>
          <draw:ellipse draw:style-name="gr55" draw:text-style-name="P5" draw:layer="layout" svg:width="0.064cm" svg:height="0.068cm" svg:x="8.609cm" svg:y="14.802cm">
            <text:p/>
          </draw:ellipse>
          <draw:ellipse draw:style-name="gr56" draw:text-style-name="P5" draw:layer="layout" svg:width="0.064cm" svg:height="0.07cm" svg:x="8.609cm" svg:y="15.44cm">
            <text:p/>
          </draw:ellipse>
          <draw:ellipse draw:style-name="gr57" draw:text-style-name="P5" draw:layer="layout" svg:width="0.064cm" svg:height="0.068cm" svg:x="8.609cm" svg:y="16.081cm">
            <text:p/>
          </draw:ellipse>
          <draw:ellipse draw:style-name="gr58" draw:text-style-name="P5" draw:layer="layout" svg:width="0.064cm" svg:height="0.071cm" svg:x="8.609cm" svg:y="16.723cm">
            <text:p/>
          </draw:ellipse>
          <draw:ellipse draw:style-name="gr59" draw:text-style-name="P5" draw:layer="layout" svg:width="0.064cm" svg:height="0.068cm" svg:x="8.609cm" svg:y="17.365cm">
            <text:p/>
          </draw:ellipse>
          <draw:ellipse draw:style-name="gr60" draw:text-style-name="P5" draw:layer="layout" svg:width="0.066cm" svg:height="0.064cm" svg:x="9.247cm" svg:y="10.958cm">
            <text:p/>
          </draw:ellipse>
          <draw:ellipse draw:style-name="gr61" draw:text-style-name="P5" draw:layer="layout" svg:width="0.066cm" svg:height="0.07cm" svg:x="9.247cm" svg:y="11.597cm">
            <text:p/>
          </draw:ellipse>
          <draw:circle draw:style-name="gr62" draw:text-style-name="P5" draw:layer="layout" svg:width="0.066cm" svg:height="0.066cm" svg:x="9.247cm" svg:y="12.241cm">
            <text:p/>
          </draw:circle>
          <draw:ellipse draw:style-name="gr63" draw:text-style-name="P5" draw:layer="layout" svg:width="0.066cm" svg:height="0.068cm" svg:x="9.247cm" svg:y="12.883cm">
            <text:p/>
          </draw:ellipse>
          <draw:ellipse draw:style-name="gr64" draw:text-style-name="P5" draw:layer="layout" svg:width="0.066cm" svg:height="0.064cm" svg:x="9.247cm" svg:y="13.519cm">
            <text:p/>
          </draw:ellipse>
          <draw:ellipse draw:style-name="gr65" draw:text-style-name="P5" draw:layer="layout" svg:width="0.066cm" svg:height="0.07cm" svg:x="9.247cm" svg:y="14.16cm">
            <text:p/>
          </draw:ellipse>
          <draw:ellipse draw:style-name="gr66" draw:text-style-name="P5" draw:layer="layout" svg:width="0.066cm" svg:height="0.068cm" svg:x="9.247cm" svg:y="14.802cm">
            <text:p/>
          </draw:ellipse>
          <draw:ellipse draw:style-name="gr67" draw:text-style-name="P5" draw:layer="layout" svg:width="0.066cm" svg:height="0.07cm" svg:x="9.247cm" svg:y="15.44cm">
            <text:p/>
          </draw:ellipse>
          <draw:ellipse draw:style-name="gr68" draw:text-style-name="P5" draw:layer="layout" svg:width="0.066cm" svg:height="0.068cm" svg:x="9.247cm" svg:y="16.081cm">
            <text:p/>
          </draw:ellipse>
          <draw:ellipse draw:style-name="gr69" draw:text-style-name="P5" draw:layer="layout" svg:width="0.066cm" svg:height="0.071cm" svg:x="9.247cm" svg:y="16.723cm">
            <text:p/>
          </draw:ellipse>
          <draw:ellipse draw:style-name="gr70" draw:text-style-name="P5" draw:layer="layout" svg:width="0.066cm" svg:height="0.068cm" svg:x="9.247cm" svg:y="17.365cm">
            <text:p/>
          </draw:ellipse>
          <draw:ellipse draw:style-name="gr71" draw:text-style-name="P5" draw:layer="layout" svg:width="0.066cm" svg:height="0.064cm" svg:x="9.89cm" svg:y="10.958cm">
            <text:p/>
          </draw:ellipse>
          <draw:ellipse draw:style-name="gr72" draw:text-style-name="P5" draw:layer="layout" svg:width="0.066cm" svg:height="0.07cm" svg:x="9.89cm" svg:y="11.597cm">
            <text:p/>
          </draw:ellipse>
          <draw:circle draw:style-name="gr73" draw:text-style-name="P5" draw:layer="layout" svg:width="0.066cm" svg:height="0.066cm" svg:x="9.89cm" svg:y="12.241cm">
            <text:p/>
          </draw:circle>
          <draw:ellipse draw:style-name="gr74" draw:text-style-name="P5" draw:layer="layout" svg:width="0.066cm" svg:height="0.068cm" svg:x="9.89cm" svg:y="12.883cm">
            <text:p/>
          </draw:ellipse>
          <draw:ellipse draw:style-name="gr75" draw:text-style-name="P5" draw:layer="layout" svg:width="0.066cm" svg:height="0.064cm" svg:x="9.89cm" svg:y="13.519cm">
            <text:p/>
          </draw:ellipse>
          <draw:ellipse draw:style-name="gr76" draw:text-style-name="P5" draw:layer="layout" svg:width="0.066cm" svg:height="0.07cm" svg:x="9.89cm" svg:y="14.16cm">
            <text:p/>
          </draw:ellipse>
          <draw:ellipse draw:style-name="gr77" draw:text-style-name="P5" draw:layer="layout" svg:width="0.066cm" svg:height="0.068cm" svg:x="9.89cm" svg:y="14.802cm">
            <text:p/>
          </draw:ellipse>
          <draw:ellipse draw:style-name="gr78" draw:text-style-name="P5" draw:layer="layout" svg:width="0.066cm" svg:height="0.07cm" svg:x="9.89cm" svg:y="15.44cm">
            <text:p/>
          </draw:ellipse>
          <draw:ellipse draw:style-name="gr79" draw:text-style-name="P5" draw:layer="layout" svg:width="0.066cm" svg:height="0.068cm" svg:x="9.89cm" svg:y="16.081cm">
            <text:p/>
          </draw:ellipse>
          <draw:ellipse draw:style-name="gr80" draw:text-style-name="P5" draw:layer="layout" svg:width="0.066cm" svg:height="0.071cm" svg:x="9.89cm" svg:y="16.723cm">
            <text:p/>
          </draw:ellipse>
          <draw:ellipse draw:style-name="gr81" draw:text-style-name="P5" draw:layer="layout" svg:width="0.066cm" svg:height="0.068cm" svg:x="9.89cm" svg:y="17.365cm">
            <text:p/>
          </draw:ellipse>
          <draw:ellipse draw:style-name="gr82" draw:text-style-name="P5" draw:layer="layout" svg:width="0.068cm" svg:height="0.064cm" svg:x="10.53cm" svg:y="10.958cm">
            <text:p/>
          </draw:ellipse>
          <draw:ellipse draw:style-name="gr83" draw:text-style-name="P5" draw:layer="layout" svg:width="0.068cm" svg:height="0.07cm" svg:x="10.53cm" svg:y="11.597cm">
            <text:p/>
          </draw:ellipse>
          <draw:ellipse draw:style-name="gr84" draw:text-style-name="P5" draw:layer="layout" svg:width="0.068cm" svg:height="0.066cm" svg:x="10.53cm" svg:y="12.241cm">
            <text:p/>
          </draw:ellipse>
          <draw:circle draw:style-name="gr85" draw:text-style-name="P5" draw:layer="layout" svg:width="0.068cm" svg:height="0.068cm" svg:x="10.53cm" svg:y="12.883cm">
            <text:p/>
          </draw:circle>
          <draw:ellipse draw:style-name="gr86" draw:text-style-name="P5" draw:layer="layout" svg:width="0.068cm" svg:height="0.064cm" svg:x="10.53cm" svg:y="13.519cm">
            <text:p/>
          </draw:ellipse>
          <draw:ellipse draw:style-name="gr87" draw:text-style-name="P5" draw:layer="layout" svg:width="0.068cm" svg:height="0.07cm" svg:x="10.53cm" svg:y="14.16cm">
            <text:p/>
          </draw:ellipse>
          <draw:circle draw:style-name="gr88" draw:text-style-name="P5" draw:layer="layout" svg:width="0.068cm" svg:height="0.068cm" svg:x="10.53cm" svg:y="14.802cm">
            <text:p/>
          </draw:circle>
          <draw:ellipse draw:style-name="gr89" draw:text-style-name="P5" draw:layer="layout" svg:width="0.068cm" svg:height="0.07cm" svg:x="10.53cm" svg:y="15.44cm">
            <text:p/>
          </draw:ellipse>
          <draw:circle draw:style-name="gr90" draw:text-style-name="P5" draw:layer="layout" svg:width="0.068cm" svg:height="0.068cm" svg:x="10.53cm" svg:y="16.081cm">
            <text:p/>
          </draw:circle>
          <draw:ellipse draw:style-name="gr91" draw:text-style-name="P5" draw:layer="layout" svg:width="0.068cm" svg:height="0.071cm" svg:x="10.53cm" svg:y="16.723cm">
            <text:p/>
          </draw:ellipse>
          <draw:circle draw:style-name="gr92" draw:text-style-name="P5" draw:layer="layout" svg:width="0.068cm" svg:height="0.068cm" svg:x="10.53cm" svg:y="17.365cm">
            <text:p/>
          </draw:circle>
          <draw:circle draw:style-name="gr93" draw:text-style-name="P5" draw:layer="layout" svg:width="0.064cm" svg:height="0.064cm" svg:x="11.17cm" svg:y="10.958cm">
            <text:p/>
          </draw:circle>
          <draw:ellipse draw:style-name="gr94" draw:text-style-name="P5" draw:layer="layout" svg:width="0.064cm" svg:height="0.07cm" svg:x="11.17cm" svg:y="11.597cm">
            <text:p/>
          </draw:ellipse>
          <draw:ellipse draw:style-name="gr95" draw:text-style-name="P5" draw:layer="layout" svg:width="0.064cm" svg:height="0.066cm" svg:x="11.17cm" svg:y="12.241cm">
            <text:p/>
          </draw:ellipse>
          <draw:ellipse draw:style-name="gr96" draw:text-style-name="P5" draw:layer="layout" svg:width="0.064cm" svg:height="0.068cm" svg:x="11.17cm" svg:y="12.883cm">
            <text:p/>
          </draw:ellipse>
          <draw:circle draw:style-name="gr97" draw:text-style-name="P5" draw:layer="layout" svg:width="0.064cm" svg:height="0.064cm" svg:x="11.17cm" svg:y="13.519cm">
            <text:p/>
          </draw:circle>
          <draw:ellipse draw:style-name="gr98" draw:text-style-name="P5" draw:layer="layout" svg:width="0.064cm" svg:height="0.07cm" svg:x="11.17cm" svg:y="14.16cm">
            <text:p/>
          </draw:ellipse>
          <draw:ellipse draw:style-name="gr99" draw:text-style-name="P5" draw:layer="layout" svg:width="0.064cm" svg:height="0.068cm" svg:x="11.17cm" svg:y="14.802cm">
            <text:p/>
          </draw:ellipse>
          <draw:ellipse draw:style-name="gr100" draw:text-style-name="P5" draw:layer="layout" svg:width="0.064cm" svg:height="0.07cm" svg:x="11.17cm" svg:y="15.44cm">
            <text:p/>
          </draw:ellipse>
          <draw:ellipse draw:style-name="gr101" draw:text-style-name="P5" draw:layer="layout" svg:width="0.064cm" svg:height="0.068cm" svg:x="11.17cm" svg:y="16.081cm">
            <text:p/>
          </draw:ellipse>
          <draw:ellipse draw:style-name="gr102" draw:text-style-name="P5" draw:layer="layout" svg:width="0.064cm" svg:height="0.071cm" svg:x="11.17cm" svg:y="16.723cm">
            <text:p/>
          </draw:ellipse>
          <draw:ellipse draw:style-name="gr103" draw:text-style-name="P5" draw:layer="layout" svg:width="0.064cm" svg:height="0.068cm" svg:x="11.17cm" svg:y="17.365cm">
            <text:p/>
          </draw:ellipse>
          <draw:ellipse draw:style-name="gr104" draw:text-style-name="P5" draw:layer="layout" svg:width="0.066cm" svg:height="0.064cm" svg:x="11.81cm" svg:y="10.958cm">
            <text:p/>
          </draw:ellipse>
          <draw:ellipse draw:style-name="gr105" draw:text-style-name="P5" draw:layer="layout" svg:width="0.066cm" svg:height="0.07cm" svg:x="11.81cm" svg:y="11.597cm">
            <text:p/>
          </draw:ellipse>
          <draw:circle draw:style-name="gr106" draw:text-style-name="P5" draw:layer="layout" svg:width="0.066cm" svg:height="0.066cm" svg:x="11.81cm" svg:y="12.241cm">
            <text:p/>
          </draw:circle>
          <draw:ellipse draw:style-name="gr107" draw:text-style-name="P5" draw:layer="layout" svg:width="0.066cm" svg:height="0.068cm" svg:x="11.81cm" svg:y="12.883cm">
            <text:p/>
          </draw:ellipse>
          <draw:ellipse draw:style-name="gr108" draw:text-style-name="P5" draw:layer="layout" svg:width="0.066cm" svg:height="0.064cm" svg:x="11.81cm" svg:y="13.519cm">
            <text:p/>
          </draw:ellipse>
          <draw:ellipse draw:style-name="gr109" draw:text-style-name="P5" draw:layer="layout" svg:width="0.066cm" svg:height="0.07cm" svg:x="11.81cm" svg:y="14.16cm">
            <text:p/>
          </draw:ellipse>
          <draw:ellipse draw:style-name="gr110" draw:text-style-name="P5" draw:layer="layout" svg:width="0.066cm" svg:height="0.068cm" svg:x="11.81cm" svg:y="14.802cm">
            <text:p/>
          </draw:ellipse>
          <draw:ellipse draw:style-name="gr111" draw:text-style-name="P5" draw:layer="layout" svg:width="0.066cm" svg:height="0.07cm" svg:x="11.81cm" svg:y="15.44cm">
            <text:p/>
          </draw:ellipse>
          <draw:ellipse draw:style-name="gr112" draw:text-style-name="P5" draw:layer="layout" svg:width="0.066cm" svg:height="0.068cm" svg:x="11.81cm" svg:y="16.081cm">
            <text:p/>
          </draw:ellipse>
          <draw:ellipse draw:style-name="gr113" draw:text-style-name="P5" draw:layer="layout" svg:width="0.066cm" svg:height="0.071cm" svg:x="11.81cm" svg:y="16.723cm">
            <text:p/>
          </draw:ellipse>
          <draw:ellipse draw:style-name="gr114" draw:text-style-name="P5" draw:layer="layout" svg:width="0.066cm" svg:height="0.068cm" svg:x="11.81cm" svg:y="17.365cm">
            <text:p/>
          </draw:ellipse>
          <draw:circle draw:style-name="gr115" draw:text-style-name="P5" draw:layer="layout" svg:width="0.064cm" svg:height="0.064cm" svg:x="12.452cm" svg:y="10.958cm">
            <text:p/>
          </draw:circle>
          <draw:ellipse draw:style-name="gr116" draw:text-style-name="P5" draw:layer="layout" svg:width="0.064cm" svg:height="0.07cm" svg:x="12.452cm" svg:y="11.597cm">
            <text:p/>
          </draw:ellipse>
          <draw:ellipse draw:style-name="gr117" draw:text-style-name="P5" draw:layer="layout" svg:width="0.064cm" svg:height="0.066cm" svg:x="12.452cm" svg:y="12.241cm">
            <text:p/>
          </draw:ellipse>
          <draw:ellipse draw:style-name="gr118" draw:text-style-name="P5" draw:layer="layout" svg:width="0.064cm" svg:height="0.068cm" svg:x="12.452cm" svg:y="12.883cm">
            <text:p/>
          </draw:ellipse>
          <draw:circle draw:style-name="gr119" draw:text-style-name="P5" draw:layer="layout" svg:width="0.064cm" svg:height="0.064cm" svg:x="12.452cm" svg:y="13.519cm">
            <text:p/>
          </draw:circle>
          <draw:ellipse draw:style-name="gr120" draw:text-style-name="P5" draw:layer="layout" svg:width="0.064cm" svg:height="0.07cm" svg:x="12.452cm" svg:y="14.16cm">
            <text:p/>
          </draw:ellipse>
          <draw:ellipse draw:style-name="gr121" draw:text-style-name="P5" draw:layer="layout" svg:width="0.064cm" svg:height="0.068cm" svg:x="12.452cm" svg:y="14.802cm">
            <text:p/>
          </draw:ellipse>
          <draw:ellipse draw:style-name="gr122" draw:text-style-name="P5" draw:layer="layout" svg:width="0.064cm" svg:height="0.07cm" svg:x="12.452cm" svg:y="15.44cm">
            <text:p/>
          </draw:ellipse>
          <draw:ellipse draw:style-name="gr123" draw:text-style-name="P5" draw:layer="layout" svg:width="0.064cm" svg:height="0.068cm" svg:x="12.452cm" svg:y="16.081cm">
            <text:p/>
          </draw:ellipse>
          <draw:ellipse draw:style-name="gr124" draw:text-style-name="P5" draw:layer="layout" svg:width="0.064cm" svg:height="0.071cm" svg:x="12.452cm" svg:y="16.723cm">
            <text:p/>
          </draw:ellipse>
          <draw:ellipse draw:style-name="gr125" draw:text-style-name="P5" draw:layer="layout" svg:width="0.064cm" svg:height="0.068cm" svg:x="12.452cm" svg:y="17.365cm">
            <text:p/>
          </draw:ellipse>
          <draw:circle draw:style-name="gr126" draw:text-style-name="P5" draw:layer="layout" svg:width="0.064cm" svg:height="0.064cm" svg:x="13.091cm" svg:y="10.958cm">
            <text:p/>
          </draw:circle>
          <draw:ellipse draw:style-name="gr127" draw:text-style-name="P5" draw:layer="layout" svg:width="0.064cm" svg:height="0.07cm" svg:x="13.091cm" svg:y="11.597cm">
            <text:p/>
          </draw:ellipse>
          <draw:ellipse draw:style-name="gr128" draw:text-style-name="P5" draw:layer="layout" svg:width="0.064cm" svg:height="0.066cm" svg:x="13.091cm" svg:y="12.241cm">
            <text:p/>
          </draw:ellipse>
          <draw:ellipse draw:style-name="gr129" draw:text-style-name="P5" draw:layer="layout" svg:width="0.064cm" svg:height="0.068cm" svg:x="13.091cm" svg:y="12.883cm">
            <text:p/>
          </draw:ellipse>
          <draw:circle draw:style-name="gr130" draw:text-style-name="P5" draw:layer="layout" svg:width="0.064cm" svg:height="0.064cm" svg:x="13.091cm" svg:y="13.519cm">
            <text:p/>
          </draw:circle>
          <draw:ellipse draw:style-name="gr131" draw:text-style-name="P5" draw:layer="layout" svg:width="0.064cm" svg:height="0.07cm" svg:x="13.091cm" svg:y="14.16cm">
            <text:p/>
          </draw:ellipse>
          <draw:ellipse draw:style-name="gr132" draw:text-style-name="P5" draw:layer="layout" svg:width="0.064cm" svg:height="0.068cm" svg:x="13.091cm" svg:y="14.802cm">
            <text:p/>
          </draw:ellipse>
          <draw:ellipse draw:style-name="gr133" draw:text-style-name="P5" draw:layer="layout" svg:width="0.064cm" svg:height="0.07cm" svg:x="13.091cm" svg:y="15.44cm">
            <text:p/>
          </draw:ellipse>
          <draw:ellipse draw:style-name="gr134" draw:text-style-name="P5" draw:layer="layout" svg:width="0.064cm" svg:height="0.068cm" svg:x="13.091cm" svg:y="16.081cm">
            <text:p/>
          </draw:ellipse>
          <draw:ellipse draw:style-name="gr135" draw:text-style-name="P5" draw:layer="layout" svg:width="0.064cm" svg:height="0.071cm" svg:x="13.091cm" svg:y="16.723cm">
            <text:p/>
          </draw:ellipse>
          <draw:ellipse draw:style-name="gr136" draw:text-style-name="P5" draw:layer="layout" svg:width="0.064cm" svg:height="0.068cm" svg:x="13.091cm" svg:y="17.365cm">
            <text:p/>
          </draw:ellipse>
          <draw:circle draw:style-name="gr137" draw:text-style-name="P5" draw:layer="layout" svg:width="0.064cm" svg:height="0.064cm" svg:x="13.733cm" svg:y="10.958cm">
            <text:p/>
          </draw:circle>
          <draw:ellipse draw:style-name="gr138" draw:text-style-name="P5" draw:layer="layout" svg:width="0.064cm" svg:height="0.07cm" svg:x="13.733cm" svg:y="11.597cm">
            <text:p/>
          </draw:ellipse>
          <draw:ellipse draw:style-name="gr139" draw:text-style-name="P5" draw:layer="layout" svg:width="0.064cm" svg:height="0.066cm" svg:x="13.733cm" svg:y="12.241cm">
            <text:p/>
          </draw:ellipse>
          <draw:ellipse draw:style-name="gr140" draw:text-style-name="P5" draw:layer="layout" svg:width="0.064cm" svg:height="0.068cm" svg:x="13.733cm" svg:y="12.883cm">
            <text:p/>
          </draw:ellipse>
          <draw:circle draw:style-name="gr141" draw:text-style-name="P5" draw:layer="layout" svg:width="0.064cm" svg:height="0.064cm" svg:x="13.733cm" svg:y="13.519cm">
            <text:p/>
          </draw:circle>
          <draw:ellipse draw:style-name="gr142" draw:text-style-name="P5" draw:layer="layout" svg:width="0.064cm" svg:height="0.07cm" svg:x="13.733cm" svg:y="14.16cm">
            <text:p/>
          </draw:ellipse>
          <draw:ellipse draw:style-name="gr143" draw:text-style-name="P5" draw:layer="layout" svg:width="0.064cm" svg:height="0.068cm" svg:x="13.733cm" svg:y="14.802cm">
            <text:p/>
          </draw:ellipse>
          <draw:ellipse draw:style-name="gr144" draw:text-style-name="P5" draw:layer="layout" svg:width="0.064cm" svg:height="0.07cm" svg:x="13.733cm" svg:y="15.44cm">
            <text:p/>
          </draw:ellipse>
          <draw:ellipse draw:style-name="gr145" draw:text-style-name="P5" draw:layer="layout" svg:width="0.064cm" svg:height="0.068cm" svg:x="13.733cm" svg:y="16.081cm">
            <text:p/>
          </draw:ellipse>
          <draw:ellipse draw:style-name="gr146" draw:text-style-name="P5" draw:layer="layout" svg:width="0.064cm" svg:height="0.071cm" svg:x="13.733cm" svg:y="16.723cm">
            <text:p/>
          </draw:ellipse>
          <draw:ellipse draw:style-name="gr147" draw:text-style-name="P5" draw:layer="layout" svg:width="0.064cm" svg:height="0.068cm" svg:x="13.733cm" svg:y="17.365cm">
            <text:p/>
          </draw:ellipse>
        </draw:g>
        <draw:frame draw:style-name="gr148" draw:text-style-name="P7" draw:layer="layout" svg:width="0.359cm" svg:height="0.532cm" svg:x="8.879cm" svg:y="14.191cm">
          <draw:text-box>
            <text:p text:style-name="P6"><text:span text:style-name="T1">O</text:span></text:p>
          </draw:text-box>
        </draw:frame>
        <draw:ellipse draw:style-name="gr149" draw:text-style-name="P8" draw:layer="layout" svg:width="5.123cm" svg:height="5.121cm" svg:x="6.72cm" svg:y="11.634cm" draw:kind="arc" draw:start-angle="90.04" draw:end-angle="269.93">
          <text:p/>
        </draw:ellipse>
        <draw:ellipse draw:style-name="gr150" draw:text-style-name="P8" draw:layer="layout" svg:width="5.123cm" svg:height="5.121cm" draw:transform="rotate (-3.14159265358979) translate (11.842cm 16.753cm)" draw:kind="arc" draw:start-angle="90.06" draw:end-angle="269.93">
          <text:p/>
        </draw:ellipse>
        <draw:line draw:style-name="gr150" draw:text-style-name="P8" draw:layer="layout" svg:x1="6.72cm" svg:y1="14.188cm" svg:x2="13.765cm" svg:y2="14.188cm">
          <text:p/>
        </draw:line>
        <draw:line draw:style-name="gr150" draw:text-style-name="P8" draw:layer="layout" svg:x1="9.279cm" svg:y1="11.634cm" svg:x2="13.444cm" svg:y2="15.795cm">
          <text:p/>
        </draw:line>
        <draw:line draw:style-name="gr150" draw:text-style-name="P8" draw:layer="layout" svg:x1="9.279cm" svg:y1="16.751cm" svg:x2="13.444cm" svg:y2="12.59cm">
          <text:p/>
        </draw:line>
        <draw:ellipse draw:style-name="gr151" draw:text-style-name="P8" draw:layer="layout" svg:width="10.251cm" svg:height="10.245cm" svg:x="4.157cm" svg:y="11.634cm" draw:kind="arc" draw:start-angle="45.02" draw:end-angle="90.03">
          <text:p/>
        </draw:ellipse>
        <draw:ellipse draw:style-name="gr152" draw:text-style-name="P8" draw:layer="layout" svg:width="2.858cm" svg:height="2.992cm" svg:x="10.468cm" svg:y="12.696cm" draw:kind="arc" draw:start-angle="359.87" draw:end-angle="45.25">
          <text:p/>
        </draw:ellipse>
        <draw:ellipse draw:style-name="gr151" draw:text-style-name="P8" draw:layer="layout" svg:width="10.249cm" svg:height="10.245cm" draw:transform="rotate (-3.14159265358979) translate (14.398cm 16.754cm)" draw:kind="arc" draw:start-angle="89.95" draw:end-angle="134.96">
          <text:p/>
        </draw:ellipse>
        <draw:ellipse draw:style-name="gr152" draw:text-style-name="P8" draw:layer="layout" svg:width="2.858cm" svg:height="2.987cm" draw:transform="rotate (-3.14159265358979) translate (13.317cm 15.689cm)" draw:kind="arc" draw:start-angle="134.75" draw:end-angle="180.09">
          <text:p/>
        </draw:ellipse>
        <draw:frame draw:style-name="gr148" draw:text-style-name="P7" draw:layer="layout" svg:width="0.359cm" svg:height="0.532cm" svg:x="9.119cm" svg:y="11.078cm">
          <draw:text-box>
            <text:p text:style-name="P6"><text:span text:style-name="T1">A</text:span></text:p>
          </draw:text-box>
        </draw:frame>
        <draw:frame draw:style-name="gr153" draw:text-style-name="P7" draw:layer="layout" svg:width="0.357cm" svg:height="0.532cm" svg:x="6.318cm" svg:y="13.915cm">
          <draw:text-box>
            <text:p text:style-name="P6"><text:span text:style-name="T1">B</text:span></text:p>
          </draw:text-box>
        </draw:frame>
        <draw:frame draw:style-name="gr153" draw:text-style-name="P7" draw:layer="layout" svg:width="0.357cm" svg:height="0.532cm" svg:x="9.092cm" svg:y="16.799cm">
          <draw:text-box>
            <text:p text:style-name="P6"><text:span text:style-name="T1">C</text:span></text:p>
          </draw:text-box>
        </draw:frame>
        <draw:frame draw:style-name="gr148" draw:text-style-name="P7" draw:layer="layout" svg:width="0.359cm" svg:height="0.532cm" svg:x="12.094cm" svg:y="13.959cm">
          <draw:text-box>
            <text:p text:style-name="P6"><text:span text:style-name="T1">D</text:span></text:p>
          </draw:text-box>
        </draw:frame>
        <draw:frame draw:style-name="gr153" draw:text-style-name="P7" draw:layer="layout" svg:width="0.357cm" svg:height="0.532cm" svg:x="12.743cm" svg:y="12.549cm">
          <draw:text-box>
            <text:p text:style-name="P6"><text:span text:style-name="T1">E</text:span></text:p>
          </draw:text-box>
        </draw:frame>
        <draw:frame draw:style-name="gr153" draw:text-style-name="P7" draw:layer="layout" svg:width="0.357cm" svg:height="0.532cm" svg:x="12.782cm" svg:y="15.453cm">
          <draw:text-box>
            <text:p text:style-name="P6"><text:span text:style-name="T1">F</text:span></text:p>
          </draw:text-box>
        </draw:frame>
        <draw:line draw:style-name="gr154" draw:text-style-name="P9" draw:layer="layout" svg:x1="9.279cm" svg:y1="11.634cm" svg:x2="9.279cm" svg:y2="16.7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41" draw:display-name="Dashed (var) 141" draw:style="rect" draw:dots1="1" draw:dots1-length="0.006cm" draw:dots2="1" draw:dots2-length="0.006cm" draw:distance="0.006cm"/>
    <draw:stroke-dash draw:name="Dashed_20__28_var_29__20_143" draw:display-name="Dashed (var) 143" draw:style="rect" draw:dots1="1" draw:dots1-length="0.006cm" draw:dots2="1" draw:dots2-length="0.006cm" draw:distance="0.006cm"/>
    <draw:stroke-dash draw:name="Dashed_20__28_var_29__20_145" draw:display-name="Dashed (var) 145" draw:style="rect" draw:dots1="1" draw:dots1-length="0.006cm" draw:dots2="1" draw:dots2-length="0.006cm" draw:distance="0.006cm"/>
    <draw:stroke-dash draw:name="Dashed_20__28_var_29__20_147" draw:display-name="Dashed (var) 147" draw:style="rect" draw:dots1="1" draw:dots1-length="0.006cm" draw:dots2="1" draw:dots2-length="0.006cm" draw:distance="0.006cm"/>
    <draw:stroke-dash draw:name="Dashed_20__28_var_29__20_149" draw:display-name="Dashed (var) 149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5" draw:display-name="Dashed (var) 175" draw:style="rect" draw:dots1="1" draw:dots1-length="0.006cm" draw:dots2="1" draw:dots2-length="0.006cm" draw:distance="0.006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06cm" draw:dots2="1" draw:dots2-length="0.006cm" draw:distance="0.006cm"/>
    <draw:stroke-dash draw:name="Dashed_20__28_var_29__20_181" draw:display-name="Dashed (var) 181" draw:style="rect" draw:dots1="1" draw:dots1-length="0.006cm" draw:dots2="1" draw:dots2-length="0.006cm" draw:distance="0.006cm"/>
    <draw:stroke-dash draw:name="Dashed_20__28_var_29__20_185" draw:display-name="Dashed (var) 185" draw:style="rect" draw:dots1="1" draw:dots1-length="0.006cm" draw:dots2="1" draw:dots2-length="0.006cm" draw:distance="0.006cm"/>
    <draw:stroke-dash draw:name="Dashed_20__28_var_29__20_193" draw:display-name="Dashed (var) 193" draw:style="rect" draw:dots1="1" draw:dots1-length="0.006cm" draw:dots2="1" draw:dots2-length="0.006cm" draw:distance="0.006cm"/>
    <draw:stroke-dash draw:name="Dashed_20__28_var_29__20_195" draw:display-name="Dashed (var) 195" draw:style="rect" draw:dots1="1" draw:dots1-length="0.006cm" draw:dots2="1" draw:dots2-length="0.006cm" draw:distance="0.006cm"/>
    <draw:stroke-dash draw:name="Dashed_20__28_var_29__20_197" draw:display-name="Dashed (var) 197" draw:style="rect" draw:dots1="1" draw:dots1-length="0.006cm" draw:dots2="1" draw:dots2-length="0.006cm" draw:distance="0.006cm"/>
    <draw:stroke-dash draw:name="Dashed_20__28_var_29__20_201" draw:display-name="Dashed (var) 201" draw:style="rect" draw:dots1="1" draw:dots1-length="0.006cm" draw:dots2="1" draw:dots2-length="0.006cm" draw:distance="0.006cm"/>
    <draw:stroke-dash draw:name="Dashed_20__28_var_29__20_203" draw:display-name="Dashed (var) 203" draw:style="rect" draw:dots1="1" draw:dots1-length="0.006cm" draw:dots2="1" draw:dots2-length="0.006cm" draw:distance="0.006cm"/>
    <draw:stroke-dash draw:name="Dashed_20__28_var_29__20_209" draw:display-name="Dashed (var) 209" draw:style="rect" draw:dots1="1" draw:dots1-length="0.006cm" draw:dots2="1" draw:dots2-length="0.006cm" draw:distance="0.006cm"/>
    <draw:stroke-dash draw:name="Dashed_20__28_var_29__20_211" draw:display-name="Dashed (var) 211" draw:style="rect" draw:dots1="1" draw:dots1-length="0.006cm" draw:dots2="1" draw:dots2-length="0.006cm" draw:distance="0.006cm"/>
    <draw:stroke-dash draw:name="Dashed_20__28_var_29__20_213" draw:display-name="Dashed (var) 213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5815" draw:display-name="Dashed (var) 5815" draw:style="rect" draw:dots1="1" draw:dots1-length="0.006cm" draw:dots2="1" draw:dots2-length="0.006cm" draw:distance="0.006cm"/>
    <draw:stroke-dash draw:name="Dashed_20__28_var_29__20_5816" draw:display-name="Dashed (var) 5816" draw:style="rect" draw:dots1="1" draw:dots1-length="0.006cm" draw:dots2="1" draw:dots2-length="0.006cm" draw:distance="0.006cm"/>
    <draw:stroke-dash draw:name="Dashed_20__28_var_29__20_5817" draw:display-name="Dashed (var) 5817" draw:style="rect" draw:dots1="1" draw:dots1-length="0.006cm" draw:dots2="1" draw:dots2-length="0.006cm" draw:distance="0.006cm"/>
    <draw:stroke-dash draw:name="Dashed_20__28_var_29__20_5818" draw:display-name="Dashed (var) 5818" draw:style="rect" draw:dots1="1" draw:dots1-length="0.006cm" draw:dots2="1" draw:dots2-length="0.006cm" draw:distance="0.006cm"/>
    <draw:stroke-dash draw:name="Dashed_20__28_var_29__20_5819" draw:display-name="Dashed (var) 5819" draw:style="rect" draw:dots1="1" draw:dots1-length="0.006cm" draw:dots2="1" draw:dots2-length="0.006cm" draw:distance="0.006cm"/>
    <draw:stroke-dash draw:name="Dashed_20__28_var_29__20_5820" draw:display-name="Dashed (var) 5820" draw:style="rect" draw:dots1="1" draw:dots1-length="0.006cm" draw:dots2="1" draw:dots2-length="0.006cm" draw:distance="0.006cm"/>
    <draw:stroke-dash draw:name="Dashed_20__28_var_29__20_5821" draw:display-name="Dashed (var) 5821" draw:style="rect" draw:dots1="1" draw:dots1-length="0.006cm" draw:dots2="1" draw:dots2-length="0.006cm" draw:distance="0.006cm"/>
    <draw:stroke-dash draw:name="Dashed_20__28_var_29__20_5822" draw:display-name="Dashed (var) 5822" draw:style="rect" draw:dots1="1" draw:dots1-length="0.006cm" draw:dots2="1" draw:dots2-length="0.006cm" draw:distance="0.006cm"/>
    <draw:stroke-dash draw:name="Dashed_20__28_var_29__20_5823" draw:display-name="Dashed (var) 5823" draw:style="rect" draw:dots1="1" draw:dots1-length="0.006cm" draw:dots2="1" draw:dots2-length="0.006cm" draw:distance="0.006cm"/>
    <draw:stroke-dash draw:name="Dashed_20__28_var_29__20_5824" draw:display-name="Dashed (var) 5824" draw:style="rect" draw:dots1="1" draw:dots1-length="0.006cm" draw:dots2="1" draw:dots2-length="0.006cm" draw:distance="0.006cm"/>
    <draw:stroke-dash draw:name="Dashed_20__28_var_29__20_5825" draw:display-name="Dashed (var) 5825" draw:style="rect" draw:dots1="1" draw:dots1-length="0.006cm" draw:dots2="1" draw:dots2-length="0.006cm" draw:distance="0.006cm"/>
    <draw:stroke-dash draw:name="Dashed_20__28_var_29__20_5826" draw:display-name="Dashed (var) 5826" draw:style="rect" draw:dots1="1" draw:dots1-length="0.006cm" draw:dots2="1" draw:dots2-length="0.006cm" draw:distance="0.006cm"/>
    <draw:stroke-dash draw:name="Dashed_20__28_var_29__20_5827" draw:display-name="Dashed (var) 5827" draw:style="rect" draw:dots1="1" draw:dots1-length="0.006cm" draw:dots2="1" draw:dots2-length="0.006cm" draw:distance="0.006cm"/>
    <draw:stroke-dash draw:name="Dashed_20__28_var_29__20_5828" draw:display-name="Dashed (var) 5828" draw:style="rect" draw:dots1="1" draw:dots1-length="0.006cm" draw:dots2="1" draw:dots2-length="0.006cm" draw:distance="0.006cm"/>
    <draw:stroke-dash draw:name="Dashed_20__28_var_29__20_5829" draw:display-name="Dashed (var) 5829" draw:style="rect" draw:dots1="1" draw:dots1-length="0.006cm" draw:dots2="1" draw:dots2-length="0.006cm" draw:distance="0.006cm"/>
    <draw:stroke-dash draw:name="Dashed_20__28_var_29__20_5830" draw:display-name="Dashed (var) 5830" draw:style="rect" draw:dots1="1" draw:dots1-length="0.006cm" draw:dots2="1" draw:dots2-length="0.006cm" draw:distance="0.006cm"/>
    <draw:stroke-dash draw:name="Dashed_20__28_var_29__20_5831" draw:display-name="Dashed (var) 5831" draw:style="rect" draw:dots1="1" draw:dots1-length="0.006cm" draw:dots2="1" draw:dots2-length="0.006cm" draw:distance="0.006cm"/>
    <draw:stroke-dash draw:name="Dashed_20__28_var_29__20_5832" draw:display-name="Dashed (var) 5832" draw:style="rect" draw:dots1="1" draw:dots1-length="0.006cm" draw:dots2="1" draw:dots2-length="0.006cm" draw:distance="0.006cm"/>
    <draw:stroke-dash draw:name="Dashed_20__28_var_29__20_5833" draw:display-name="Dashed (var) 5833" draw:style="rect" draw:dots1="1" draw:dots1-length="0.006cm" draw:dots2="1" draw:dots2-length="0.006cm" draw:distance="0.006cm"/>
    <draw:stroke-dash draw:name="Dashed_20__28_var_29__20_5834" draw:display-name="Dashed (var) 5834" draw:style="rect" draw:dots1="1" draw:dots1-length="0.006cm" draw:dots2="1" draw:dots2-length="0.006cm" draw:distance="0.006cm"/>
    <draw:stroke-dash draw:name="Dashed_20__28_var_29__20_5835" draw:display-name="Dashed (var) 5835" draw:style="rect" draw:dots1="1" draw:dots1-length="0.006cm" draw:dots2="1" draw:dots2-length="0.006cm" draw:distance="0.006cm"/>
    <draw:stroke-dash draw:name="Dashed_20__28_var_29__20_5836" draw:display-name="Dashed (var) 5836" draw:style="rect" draw:dots1="1" draw:dots1-length="0.006cm" draw:dots2="1" draw:dots2-length="0.006cm" draw:distance="0.006cm"/>
    <draw:stroke-dash draw:name="Dashed_20__28_var_29__20_5837" draw:display-name="Dashed (var) 5837" draw:style="rect" draw:dots1="1" draw:dots1-length="0.006cm" draw:dots2="1" draw:dots2-length="0.006cm" draw:distance="0.006cm"/>
    <draw:stroke-dash draw:name="Dashed_20__28_var_29__20_5838" draw:display-name="Dashed (var) 5838" draw:style="rect" draw:dots1="1" draw:dots1-length="0.006cm" draw:dots2="1" draw:dots2-length="0.006cm" draw:distance="0.006cm"/>
    <draw:stroke-dash draw:name="Dashed_20__28_var_29__20_5839" draw:display-name="Dashed (var) 5839" draw:style="rect" draw:dots1="1" draw:dots1-length="0.006cm" draw:dots2="1" draw:dots2-length="0.006cm" draw:distance="0.006cm"/>
    <draw:stroke-dash draw:name="Dashed_20__28_var_29__20_5840" draw:display-name="Dashed (var) 5840" draw:style="rect" draw:dots1="1" draw:dots1-length="0.006cm" draw:dots2="1" draw:dots2-length="0.006cm" draw:distance="0.006cm"/>
    <draw:stroke-dash draw:name="Dashed_20__28_var_29__20_5841" draw:display-name="Dashed (var) 5841" draw:style="rect" draw:dots1="1" draw:dots1-length="0.006cm" draw:dots2="1" draw:dots2-length="0.006cm" draw:distance="0.006cm"/>
    <draw:stroke-dash draw:name="Dashed_20__28_var_29__20_5842" draw:display-name="Dashed (var) 5842" draw:style="rect" draw:dots1="1" draw:dots1-length="0.006cm" draw:dots2="1" draw:dots2-length="0.006cm" draw:distance="0.006cm"/>
    <draw:stroke-dash draw:name="Dashed_20__28_var_29__20_5843" draw:display-name="Dashed (var) 5843" draw:style="rect" draw:dots1="1" draw:dots1-length="0.006cm" draw:dots2="1" draw:dots2-length="0.006cm" draw:distance="0.006cm"/>
    <draw:stroke-dash draw:name="Dashed_20__28_var_29__20_5844" draw:display-name="Dashed (var) 5844" draw:style="rect" draw:dots1="1" draw:dots1-length="0.006cm" draw:dots2="1" draw:dots2-length="0.006cm" draw:distance="0.006cm"/>
    <draw:stroke-dash draw:name="Dashed_20__28_var_29__20_5845" draw:display-name="Dashed (var) 5845" draw:style="rect" draw:dots1="1" draw:dots1-length="0.006cm" draw:dots2="1" draw:dots2-length="0.006cm" draw:distance="0.006cm"/>
    <draw:stroke-dash draw:name="Dashed_20__28_var_29__20_5846" draw:display-name="Dashed (var) 5846" draw:style="rect" draw:dots1="1" draw:dots1-length="0.006cm" draw:dots2="1" draw:dots2-length="0.006cm" draw:distance="0.006cm"/>
    <draw:stroke-dash draw:name="Dashed_20__28_var_29__20_5847" draw:display-name="Dashed (var) 5847" draw:style="rect" draw:dots1="1" draw:dots1-length="0.006cm" draw:dots2="1" draw:dots2-length="0.006cm" draw:distance="0.006cm"/>
    <draw:stroke-dash draw:name="Dashed_20__28_var_29__20_5848" draw:display-name="Dashed (var) 5848" draw:style="rect" draw:dots1="1" draw:dots1-length="0.006cm" draw:dots2="1" draw:dots2-length="0.006cm" draw:distance="0.006cm"/>
    <draw:stroke-dash draw:name="Dashed_20__28_var_29__20_5849" draw:display-name="Dashed (var) 5849" draw:style="rect" draw:dots1="1" draw:dots1-length="0.006cm" draw:dots2="1" draw:dots2-length="0.006cm" draw:distance="0.006cm"/>
    <draw:stroke-dash draw:name="Dashed_20__28_var_29__20_5850" draw:display-name="Dashed (var) 5850" draw:style="rect" draw:dots1="1" draw:dots1-length="0.006cm" draw:dots2="1" draw:dots2-length="0.006cm" draw:distance="0.006cm"/>
    <draw:stroke-dash draw:name="Dashed_20__28_var_29__20_5851" draw:display-name="Dashed (var) 5851" draw:style="rect" draw:dots1="1" draw:dots1-length="0.006cm" draw:dots2="1" draw:dots2-length="0.006cm" draw:distance="0.006cm"/>
    <draw:stroke-dash draw:name="Dashed_20__28_var_29__20_5852" draw:display-name="Dashed (var) 5852" draw:style="rect" draw:dots1="1" draw:dots1-length="0.006cm" draw:dots2="1" draw:dots2-length="0.006cm" draw:distance="0.006cm"/>
    <draw:stroke-dash draw:name="Dashed_20__28_var_29__20_5853" draw:display-name="Dashed (var) 5853" draw:style="rect" draw:dots1="1" draw:dots1-length="0.006cm" draw:dots2="1" draw:dots2-length="0.006cm" draw:distance="0.006cm"/>
    <draw:stroke-dash draw:name="Dashed_20__28_var_29__20_5854" draw:display-name="Dashed (var) 5854" draw:style="rect" draw:dots1="1" draw:dots1-length="0.006cm" draw:dots2="1" draw:dots2-length="0.006cm" draw:distance="0.006cm"/>
    <draw:stroke-dash draw:name="Dashed_20__28_var_29__20_5855" draw:display-name="Dashed (var) 5855" draw:style="rect" draw:dots1="1" draw:dots1-length="0.006cm" draw:dots2="1" draw:dots2-length="0.006cm" draw:distance="0.006cm"/>
    <draw:stroke-dash draw:name="Dashed_20__28_var_29__20_5856" draw:display-name="Dashed (var) 5856" draw:style="rect" draw:dots1="1" draw:dots1-length="0.006cm" draw:dots2="1" draw:dots2-length="0.006cm" draw:distance="0.006cm"/>
    <draw:stroke-dash draw:name="Dashed_20__28_var_29__20_5857" draw:display-name="Dashed (var) 5857" draw:style="rect" draw:dots1="1" draw:dots1-length="0.006cm" draw:dots2="1" draw:dots2-length="0.006cm" draw:distance="0.006cm"/>
    <draw:stroke-dash draw:name="Dashed_20__28_var_29__20_5858" draw:display-name="Dashed (var) 5858" draw:style="rect" draw:dots1="1" draw:dots1-length="0.006cm" draw:dots2="1" draw:dots2-length="0.006cm" draw:distance="0.006cm"/>
    <draw:stroke-dash draw:name="Dashed_20__28_var_29__20_5859" draw:display-name="Dashed (var) 5859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06cm" draw:dots2="1" draw:dots2-length="0.006cm" draw:distance="0.006cm"/>
    <draw:stroke-dash draw:name="Dashed_20__28_var_29__20_5865" draw:display-name="Dashed (var) 5865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16" draw:display-name="Dashed (var) 7216" draw:style="rect" draw:dots1="1" draw:dots1-length="0.006cm" draw:dots2="1" draw:dots2-length="0.006cm" draw:distance="0.006cm"/>
    <draw:stroke-dash draw:name="Dashed_20__28_var_29__20_7217" draw:display-name="Dashed (var) 7217" draw:style="rect" draw:dots1="1" draw:dots1-length="0.006cm" draw:dots2="1" draw:dots2-length="0.006cm" draw:distance="0.006cm"/>
    <draw:stroke-dash draw:name="Dashed_20__28_var_29__20_7218" draw:display-name="Dashed (var) 7218" draw:style="rect" draw:dots1="1" draw:dots1-length="0.006cm" draw:dots2="1" draw:dots2-length="0.006cm" draw:distance="0.006cm"/>
    <draw:stroke-dash draw:name="Dashed_20__28_var_29__20_7219" draw:display-name="Dashed (var) 7219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6cm" draw:dots2="1" draw:dots2-length="0.006cm" draw:distance="0.006cm"/>
    <draw:stroke-dash draw:name="Dashed_20__28_var_29__20_7221" draw:display-name="Dashed (var) 7221" draw:style="rect" draw:dots1="1" draw:dots1-length="0.006cm" draw:dots2="1" draw:dots2-length="0.006cm" draw:distance="0.006cm"/>
    <draw:stroke-dash draw:name="Dashed_20__28_var_29__20_7222" draw:display-name="Dashed (var) 7222" draw:style="rect" draw:dots1="1" draw:dots1-length="0.006cm" draw:dots2="1" draw:dots2-length="0.006cm" draw:distance="0.006cm"/>
    <draw:stroke-dash draw:name="Dashed_20__28_var_29__20_7223" draw:display-name="Dashed (var) 7223" draw:style="rect" draw:dots1="1" draw:dots1-length="0.006cm" draw:dots2="1" draw:dots2-length="0.006cm" draw:distance="0.006cm"/>
    <draw:stroke-dash draw:name="Dashed_20__28_var_29__20_7224" draw:display-name="Dashed (var) 7224" draw:style="rect" draw:dots1="1" draw:dots1-length="0.006cm" draw:dots2="1" draw:dots2-length="0.006cm" draw:distance="0.006cm"/>
    <draw:stroke-dash draw:name="Dashed_20__28_var_29__20_7225" draw:display-name="Dashed (var) 7225" draw:style="rect" draw:dots1="1" draw:dots1-length="0.006cm" draw:dots2="1" draw:dots2-length="0.006cm" draw:distance="0.006cm"/>
    <draw:stroke-dash draw:name="Dashed_20__28_var_29__20_7226" draw:display-name="Dashed (var) 7226" draw:style="rect" draw:dots1="1" draw:dots1-length="0.006cm" draw:dots2="1" draw:dots2-length="0.006cm" draw:distance="0.006cm"/>
    <draw:stroke-dash draw:name="Dashed_20__28_var_29__20_7227" draw:display-name="Dashed (var) 7227" draw:style="rect" draw:dots1="1" draw:dots1-length="0.006cm" draw:dots2="1" draw:dots2-length="0.006cm" draw:distance="0.006cm"/>
    <draw:stroke-dash draw:name="Dashed_20__28_var_29__20_7228" draw:display-name="Dashed (var) 7228" draw:style="rect" draw:dots1="1" draw:dots1-length="0.006cm" draw:dots2="1" draw:dots2-length="0.006cm" draw:distance="0.006cm"/>
    <draw:stroke-dash draw:name="Dashed_20__28_var_29__20_7229" draw:display-name="Dashed (var) 7229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6cm" draw:dots2="1" draw:dots2-length="0.006cm" draw:distance="0.006cm"/>
    <draw:stroke-dash draw:name="Dashed_20__28_var_29__20_7231" draw:display-name="Dashed (var) 7231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6cm" draw:dots2="1" draw:dots2-length="0.006cm" draw:distance="0.006cm"/>
    <draw:stroke-dash draw:name="Dashed_20__28_var_29__20_7233" draw:display-name="Dashed (var) 7233" draw:style="rect" draw:dots1="1" draw:dots1-length="0.006cm" draw:dots2="1" draw:dots2-length="0.006cm" draw:distance="0.006cm"/>
    <draw:stroke-dash draw:name="Dashed_20__28_var_29__20_7234" draw:display-name="Dashed (var) 7234" draw:style="rect" draw:dots1="1" draw:dots1-length="0.006cm" draw:dots2="1" draw:dots2-length="0.006cm" draw:distance="0.006cm"/>
    <draw:stroke-dash draw:name="Dashed_20__28_var_29__20_7235" draw:display-name="Dashed (var) 7235" draw:style="rect" draw:dots1="1" draw:dots1-length="0.006cm" draw:dots2="1" draw:dots2-length="0.006cm" draw:distance="0.006cm"/>
    <draw:stroke-dash draw:name="Dashed_20__28_var_29__20_7236" draw:display-name="Dashed (var) 7236" draw:style="rect" draw:dots1="1" draw:dots1-length="0.006cm" draw:dots2="1" draw:dots2-length="0.006cm" draw:distance="0.006cm"/>
    <draw:stroke-dash draw:name="Dashed_20__28_var_29__20_7237" draw:display-name="Dashed (var) 7237" draw:style="rect" draw:dots1="1" draw:dots1-length="0.006cm" draw:dots2="1" draw:dots2-length="0.006cm" draw:distance="0.006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6cm" draw:dots2="1" draw:dots2-length="0.006cm" draw:distance="0.006cm"/>
    <draw:stroke-dash draw:name="Dashed_20__28_var_29__20_7259" draw:display-name="Dashed (var) 7259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6cm" draw:dots2="1" draw:dots2-length="0.006cm" draw:distance="0.006cm"/>
    <draw:stroke-dash draw:name="Dashed_20__28_var_29__20_7261" draw:display-name="Dashed (var) 7261" draw:style="rect" draw:dots1="1" draw:dots1-length="0.006cm" draw:dots2="1" draw:dots2-length="0.006cm" draw:distance="0.006cm"/>
    <draw:stroke-dash draw:name="Dashed_20__28_var_29__20_7262" draw:display-name="Dashed (var) 7262" draw:style="rect" draw:dots1="1" draw:dots1-length="0.006cm" draw:dots2="1" draw:dots2-length="0.006cm" draw:distance="0.006cm"/>
    <draw:stroke-dash draw:name="Dashed_20__28_var_29__20_7263" draw:display-name="Dashed (var) 7263" draw:style="rect" draw:dots1="1" draw:dots1-length="0.006cm" draw:dots2="1" draw:dots2-length="0.006cm" draw:distance="0.006cm"/>
    <draw:stroke-dash draw:name="Dashed_20__28_var_29__20_7264" draw:display-name="Dashed (var) 7264" draw:style="rect" draw:dots1="1" draw:dots1-length="0.006cm" draw:dots2="1" draw:dots2-length="0.006cm" draw:distance="0.006cm"/>
    <draw:stroke-dash draw:name="Dashed_20__28_var_29__20_7265" draw:display-name="Dashed (var) 7265" draw:style="rect" draw:dots1="1" draw:dots1-length="0.006cm" draw:dots2="1" draw:dots2-length="0.006cm" draw:distance="0.006cm"/>
    <draw:stroke-dash draw:name="Dashed_20__28_var_29__20_7266" draw:display-name="Dashed (var) 7266" draw:style="rect" draw:dots1="1" draw:dots1-length="0.006cm" draw:dots2="1" draw:dots2-length="0.006cm" draw:distance="0.006cm"/>
    <draw:stroke-dash draw:name="Dashed_20__28_var_29__20_7267" draw:display-name="Dashed (var) 7267" draw:style="rect" draw:dots1="1" draw:dots1-length="0.006cm" draw:dots2="1" draw:dots2-length="0.006cm" draw:distance="0.006cm"/>
    <draw:stroke-dash draw:name="Dashed_20__28_var_29__20_7268" draw:display-name="Dashed (var) 7268" draw:style="rect" draw:dots1="1" draw:dots1-length="0.006cm" draw:dots2="1" draw:dots2-length="0.006cm" draw:distance="0.006cm"/>
    <draw:stroke-dash draw:name="Dashed_20__28_var_29__20_7269" draw:display-name="Dashed (var) 7269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6cm" draw:dots2="1" draw:dots2-length="0.006cm" draw:distance="0.006cm"/>
    <draw:stroke-dash draw:name="Dashed_20__28_var_29__20_7271" draw:display-name="Dashed (var) 7271" draw:style="rect" draw:dots1="1" draw:dots1-length="0.006cm" draw:dots2="1" draw:dots2-length="0.006cm" draw:distance="0.006cm"/>
    <draw:stroke-dash draw:name="Dashed_20__28_var_29__20_7272" draw:display-name="Dashed (var) 72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11T16:23:35.986090163</dc:date>
    <meta:editing-duration>PT54M18S</meta:editing-duration>
    <meta:editing-cycles>45</meta:editing-cycles>
    <meta:generator>LibreOffice/5.2.7.2$Linux_X86_64 LibreOffice_project/20m0$Build-2</meta:generator>
    <meta:document-statistic meta:object-count="165"/>
  </office:meta>
</office:document-meta>
</file>